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03cm" draw:marker-start-width="0.245cm" draw:marker-end-width="0.245cm" draw:fill="solid" draw:fill-color="#ffff99" draw:textarea-horizontal-align="center" draw:textarea-vertical-align="middle" fo:padding-top="0.015cm" fo:padding-bottom="0.015cm" fo:padding-left="0.015cm" fo:padding-right="0.015cm"/>
    </style:style>
    <style:style style:name="gr2" style:family="graphic" style:parent-style-name="standard">
      <style:graphic-properties svg:stroke-width="0.03cm" draw:marker-start-width="0.245cm" draw:marker-end-width="0.245cm" draw:textarea-horizontal-align="center" draw:textarea-vertical-align="middle" fo:padding-top="0.015cm" fo:padding-bottom="0.015cm" fo:padding-left="0.015cm" fo:padding-right="0.015cm"/>
    </style:style>
  </office:automatic-styles>
  <office:body>
    <office:drawing>
      <draw:page draw:name="page1" draw:style-name="dp1" draw:master-page-name="Default">
        <draw:path draw:style-name="gr1" draw:layer="layout" svg:width="6.281cm" svg:height="3.608cm" svg:x="1.695cm" svg:y="1.169cm" svg:viewBox="0 0 6282 3609" svg:d="m1274 24c162-45 246-15 359-9 816 44 2834 128 2943 134 101 6 210 23 296 81 118 80 190 211 287 314 86 92 954 1092 1058 1175 92 74 70 196 36 287-42 113-121 217-233 278-89 48-1944 1136-2054 1193-106 55-217 96-332 116-110 19-100 18-216 9-131-10-1961-416-2062-421-124-6-247-33-367-63-116-29-238-57-341-117-115-67-241-130-314-242-64-98-18-75-37-188-35-207-262-1459-277-1570-14-101-10-170-18-296-9-129 13-158 124-197 153-53 1018-474 1148-484z">
          <text:p/>
        </draw:path>
        <draw:path draw:style-name="gr2" draw:layer="layout" svg:width="6.284cm" svg:height="3.603cm" svg:x="1.692cm" svg:y="1.173cm" svg:viewBox="0 0 6285 3604" svg:d="m1161 513c-42-112-58-236-36-350 30-152 238-151 368-161 122-9 241 12 332 80 103 77 175 192 242 305 59 99 106 235 242 269 101 25 203 36 305 36 98 0 198 7 296 0 129-9 258-48 377-107 106-53 198-131 305-180 120-55 214-150 349-179 105-22 208-48 314-63s214-24 323-18c101 6 210 23 296 81 118 80 190 211 287 314 87 92 65 221 126 323 80 133 144 289 278 385 109 78 201 186 323 251 115 61 227 133 331 216 93 74 70 196 36 287-42 113-121 217-233 278-89 48-199 75-287 27-123-67-259-108-377-180-106-65-230-90-349-107-128-18-261-21-386 27-117 45-236 105-314 206-74 97-125 215-134 341-7 103 14 203 17 305 4 111 77 213 45 323-35 122-159 194-269 251-105 55-217 96-332 116-110 19-238 32-331-45-101-84-189-192-234-314-37-102-57-214-62-322-5-124-59-251-153-332-91-78-215-138-332-117-109 20-240 5-314 108-75 104-166 200-224 314-63 124-181 231-323 260-101 21-204 41-305 36-124-6-247-33-367-63-116-29-238-57-341-117-115-67-241-130-314-242-63-98-62-227-45-341 14-93 38-213 161-233 109-18 234-19 314 72 77 88 181 157 296 197 95 33 200 28 296 0 117-34 220-116 278-215 53-91 53-207 54-314 1-112 10-222 9-332-1-118-57-241-152-305-107-72-229-120-350-161-96-32-207-55-305-9-121 57-237 135-368 161-103 21-214 25-314-27-95-49-173-140-188-251-13-101 3-201-18-296-28-127 88-224 206-224 110 0 217 3 323 27 114 26 191 144 305 179 91 28 190 31 287 27l72-98v-18z">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Nimbus Roman No9 L'" style:font-family-generic="roman" style:font-pitch="variable" fo:font-size="24pt" fo:language="en" fo:country="US" style:font-family-asian="'HG Mincho Light J'" style:font-pitch-asian="variable" style:font-size-asian="24pt" style:language-asian="ja" style:country-asian="JP"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Nimbus Roman No9 L'"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10cm" fo:page-height="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Win32 OpenOffice.org_project/310m19$Build-9420</meta:generator>
    <meta:creation-date>2003-05-05T11:08:42</meta:creation-date>
    <dc:date>2010-08-27T17:27:20.10</dc:date>
    <dc:language>en-US</dc:language>
    <meta:editing-cycles>6</meta:editing-cycles>
    <meta:editing-duration>PT00H21M00S</meta:editing-duration>
    <dc:creator>David Legland</dc:creator>
    <meta:document-statistic meta:object-count="2"/>
    <meta:user-defined meta:name="Info 1"/>
    <meta:user-defined meta:name="Info 2"/>
    <meta:user-defined meta:name="Info 3"/>
    <meta:user-defined meta:name="Info 4"/>
  </office:meta>
</office:document-meta>
</file>